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ata i Tomasz Polakowie</text:p>
      <text:p text:style-name="Standard">Al. Jana Pawła II 9/35</text:p>
      <text:p text:style-name="Standard">62-030 Luboń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uboń, dnia 14 grudnia 2011</text:p>
      <text:p text:style-name="P1"/>
      <text:p text:style-name="P1"/>
      <text:p text:style-name="P1"/>
      <text:p text:style-name="P1"/>
      <text:p text:style-name="P1"/>
      <text:p text:style-name="P2">Szanowny Panie Pośle,</text:p>
      <text:p text:style-name="P2">Pozwalamy sobie przesłać książkę „Porzucić etyczną arogancję. Ku redefinicji podstawowych pojęć humanistyki w świetle wydarzenia Szoa”. Za sprawą uaktualniających aneksów autorzy tego tomu pokazują, że poruszana w książce kwestia zasadnicza odnosi się wprost do tego, co dzieje się w sferze publicznej w dzisiejszej Polsce.</text:p>
      <text:p text:style-name="P2"/>
      <text:p text:style-name="P2">Łączymy wyrazy szacun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09:08:03</meta:creation-date>
    <meta:print-date>2011-12-14T09:14:09</meta:print-date>
    <meta:document-statistic meta:table-count="0" meta:image-count="0" meta:object-count="0" meta:page-count="1" meta:paragraph-count="7" meta:word-count="66" meta:character-count="452" meta:non-whitespace-character-count="393"/>
    <dc:date>2011-12-14T09:14:31</dc:date>
    <meta:editing-duration>PT6M29S</meta:editing-duration>
    <meta:editing-cycles>1</meta:editing-cycles>
    <meta:generator>LibreOffice/3.4$Linux LibreOffice_project/340m1$Build-302</meta:generator>
  </office:meta>
</office:document-meta>
</file>